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3" svg:x="0in" svg:y="0in" svg:width="5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4" svg:x="5in" svg:y="0in" svg:width="5.10018in" svg:height="3.5082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5" svg:x="5in" svg:y="3.48326in" svg:width="5.10018in" svg:height="4.01674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nirupama prusty</meta:initial-creator>
    <dc:creator>nirupama prusty</dc:creator>
    <meta:creation-date>2022-12-11T15:29:35Z</meta:creation-date>
    <dc:date>2022-12-11T15:32:05Z</dc:date>
    <meta:editing-cycles>1</meta:editing-cycles>
    <meta:editing-duration>PT150S</meta:editing-duration>
    <meta:document-statistic meta:paragraph-count="0" meta:word-count="0"/>
  </office:meta>
</office:document-meta>
</file>